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7.691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3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98cm" fo:min-width="4.60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cdc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name-asian="Noto Sans CJK SC" style:font-size-asian="12pt" style:font-weight-asian="bold" style:font-name-complex="Noto Sans Devanagari" style:font-size-complex="12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text-shadow="none" style:text-underline-style="none" fo:font-weight="normal" style:letter-kerning="true" style:font-name-asian="Liberation Sans3" style:font-size-asian="12pt" style:font-weight-asian="normal" style:font-name-complex="Liberation Sans3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8.225cm" svg:height="2cm" svg:x="9.543cm" svg:y="3.524cm">
            <text:p text:style-name="P1"><text:span text:style-name="T1">info </text:span><text:span text:style-name="T2">ulong </text:span><text:span text:style-name="T3">(1, ) </text:span><text:span text:style-name="T3"><text:line-break/></text:span><text:span text:style-name="T4">[</text:span><text:span text:style-name="T3">N</text:span><text:span text:style-name="T5">exci</text:span><text:span text:style-name="T6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3.524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3" draw:id="id3">
          <draw:custom-shape draw:style-name="gr2" draw:text-style-name="P2" draw:layer="layout" svg:width="8.225cm" svg:height="2cm" svg:x="9.543cm" svg:y="5.889cm">
            <text:p text:style-name="P1"><text:span text:style-name="T8">eexci </text:span><text:span text:style-name="T9">float </text:span><text:span text:style-name="T10">(N</text:span><text:span text:style-name="T11">exci</text:span><text:span text:style-name="T10">, )</text:span><text:span text:style-name="T12"> </text:span><text:span text:style-name="T12"><text:line-break/></text:span><text:span text:style-name="T12">Excitation </text:span><text:span text:style-name="T12">energi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5.88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4" draw:id="id4">
          <draw:custom-shape draw:style-name="gr4" draw:text-style-name="P2" draw:layer="layout" svg:width="5.14cm" svg:height="1.882cm" svg:x="1.321cm" svg:y="0.835cm">
            <text:p text:style-name="P1"><text:span text:style-name="T13">respons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882cm" svg:height="0.513cm" draw:transform="rotate (-1.5707963267949) translate (1.314cm 0.835cm)">
            <text:p text:style-name="P1"><text:span text:style-name="T7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6" draw:text-style-name="P4" draw:layer="layout" svg:x1="4.478cm" svg:y1="5.457cm" svg:x2="9.026cm" svg:y2="4.524cm" draw:start-shape="id1" draw:start-glue-point="2" draw:end-shape="id2" draw:end-glue-point="3" svg:d="M4478 5457v518h3689v-1451h859" svg:viewBox="0 0 4549 1452">
          <text:p/>
        </draw:connector>
        <draw:connector draw:style-name="gr7" draw:text-style-name="P4" draw:layer="layout" svg:x1="4.478cm" svg:y1="5.457cm" svg:x2="9.026cm" svg:y2="6.889cm" draw:start-shape="id1" draw:start-glue-point="2" draw:end-shape="id3" draw:end-glue-point="3" svg:d="M4478 5457v1432h4548" svg:viewBox="0 0 4549 1433">
          <text:p/>
        </draw:connector>
        <draw:g draw:style-name="gr1" xml:id="id1" draw:id="id1">
          <draw:custom-shape draw:style-name="gr4" draw:text-style-name="P2" draw:layer="layout" svg:width="5.14cm" svg:height="1.882cm" svg:x="2.168cm" svg:y="3.575cm">
            <text:p text:style-name="P1"><text:span text:style-name="T13">amplitud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882cm" svg:height="0.513cm" draw:transform="rotate (-1.5707963267949) translate (2.161cm 3.575cm)">
            <text:p text:style-name="P1"><text:span text:style-name="T7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5" draw:id="id5">
          <draw:custom-shape draw:style-name="gr4" draw:text-style-name="P2" draw:layer="layout" svg:width="5.14cm" svg:height="1.882cm" svg:x="2.168cm" svg:y="13.202cm">
            <text:p text:style-name="P1"><text:span text:style-name="T13">{op}</text:span></text:p>
            <text:p text:style-name="P1"><text:span text:style-name="T14">This group is can be repeate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882cm" svg:height="0.513cm" draw:transform="rotate (-1.5707963267949) translate (2.161cm 13.202cm)">
            <text:p text:style-name="P1"><text:span text:style-name="T7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8" draw:text-style-name="P4" draw:layer="layout" svg:x1="0.802cm" svg:y1="1.776cm" svg:x2="1.649cm" svg:y2="4.516cm" draw:start-shape="id4" draw:start-glue-point="3" draw:end-shape="id1" draw:end-glue-point="3" svg:d="M802 1776h-519v2740h1366" svg:viewBox="0 0 1367 2741">
          <text:p/>
        </draw:connector>
        <draw:connector draw:style-name="gr9" draw:text-style-name="P4" draw:layer="layout" svg:x1="0.802cm" svg:y1="1.776cm" svg:x2="1.649cm" svg:y2="14.143cm" draw:start-shape="id4" draw:start-glue-point="3" draw:end-shape="id5" draw:end-glue-point="3" svg:d="M802 1776h-519v12367h1366" svg:viewBox="0 0 1367 12368">
          <text:p/>
        </draw:connector>
        <draw:g draw:style-name="gr1" xml:id="id6" draw:id="id6">
          <draw:custom-shape draw:style-name="gr2" draw:text-style-name="P2" draw:layer="layout" svg:width="8.225cm" svg:height="2cm" svg:x="9.543cm" svg:y="8.289cm">
            <text:p text:style-name="P1"><text:span text:style-name="T8">X+Y </text:span><text:span text:style-name="T9">float </text:span><text:span text:style-name="T10">(N</text:span><text:span text:style-name="T11">exci</text:span><text:span text:style-name="T10">, N</text:span><text:span text:style-name="T11">CSF</text:span><text:span text:style-name="T10">)</text:span><text:span text:style-name="T12"> </text:span><text:span text:style-name="T12"><text:line-break/></text:span><text:span text:style-name="T12">Amplitude </text:span><text:span text:style-name="T12">vectors </text:span><text:span text:style-name="T15">X</text:span><text:span text:style-name="T16">m</text:span><text:span text:style-name="T12">+</text:span><text:span text:style-name="T15">Y</text:span><text:span text:style-name="T16">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8.28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7" draw:id="id7">
          <draw:custom-shape draw:style-name="gr2" draw:text-style-name="P2" draw:layer="layout" svg:width="8.225cm" svg:height="2cm" svg:x="9.543cm" svg:y="10.589cm">
            <text:p text:style-name="P1"><text:span text:style-name="T8">X-Y </text:span><text:span text:style-name="T9">float </text:span><text:span text:style-name="T10">(N</text:span><text:span text:style-name="T11">exci</text:span><text:span text:style-name="T10">, N</text:span><text:span text:style-name="T11">CSF</text:span><text:span text:style-name="T10">)</text:span><text:span text:style-name="T12"> </text:span><text:span text:style-name="T12"><text:line-break/></text:span><text:span text:style-name="T12">Amplitude vectors </text:span><text:span text:style-name="T15">X</text:span><text:span text:style-name="T16">m</text:span><text:span text:style-name="T17">-</text:span><text:span text:style-name="T15">Y</text:span><text:span text:style-name="T16">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0.58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7" draw:text-style-name="P4" draw:layer="layout" svg:x1="4.478cm" svg:y1="5.457cm" svg:x2="9.026cm" svg:y2="9.289cm" draw:start-shape="id1" draw:start-glue-point="2" draw:end-shape="id6" draw:end-glue-point="3" svg:d="M4478 5457v3832h4548" svg:viewBox="0 0 4549 3833">
          <text:p/>
        </draw:connector>
        <draw:connector draw:style-name="gr7" draw:text-style-name="P4" draw:layer="layout" svg:x1="4.478cm" svg:y1="5.457cm" svg:x2="9.026cm" svg:y2="11.589cm" draw:start-shape="id1" draw:start-glue-point="2" draw:end-shape="id7" draw:end-glue-point="3" svg:d="M4478 5457v6132h4548" svg:viewBox="0 0 4549 6133">
          <text:p/>
        </draw:connector>
        <draw:g draw:style-name="gr1" xml:id="id8" draw:id="id8">
          <draw:custom-shape draw:style-name="gr2" draw:text-style-name="P2" draw:layer="layout" svg:width="8.225cm" svg:height="2cm" svg:x="9.513cm" svg:y="13.289cm">
            <text:p text:style-name="P1"><text:span text:style-name="T1">info </text:span><text:span text:style-name="T2">ulong </text:span><text:span text:style-name="T3">(4, ) </text:span><text:span text:style-name="T3"><text:line-break/></text:span><text:span text:style-name="T4">[</text:span><text:span text:style-name="T3">op, </text:span><text:span text:style-name="T3">dim, </text:span><text:span text:style-name="T3">sym?, </text:span><text:span text:style-name="T3">N</text:span><text:span text:style-name="T5">LRV</text:span><text:span text:style-name="T6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1cm 13.28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9" draw:id="id9">
          <draw:custom-shape draw:style-name="gr2" draw:text-style-name="P2" draw:layer="layout" svg:width="8.225cm" svg:height="2cm" svg:x="9.513cm" svg:y="15.621cm">
            <text:p text:style-name="P1"><text:span text:style-name="T8">integrals </text:span><text:span text:style-name="T9">double </text:span><text:span text:style-name="T10">(</text:span><text:span text:style-name="T18">T</text:span><text:span text:style-name="T10">N’</text:span><text:span text:style-name="T11">MO</text:span><text:span text:style-name="T10">, )</text:span><text:span text:style-name="T12"> </text:span><text:span text:style-name="T12"><text:line-break/></text:span><text:span text:style-name="T12">Values of &lt;p|op|q&gt; for p,q ∊ active M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1cm 15.621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0" draw:id="id10">
          <draw:custom-shape draw:style-name="gr2" draw:text-style-name="P2" draw:layer="layout" svg:width="8.225cm" svg:height="2cm" svg:x="9.513cm" svg:y="18.06cm">
            <text:p text:style-name="P1"><text:span text:style-name="T8">w </text:span><text:span text:style-name="T9">float </text:span><text:span text:style-name="T10">(N</text:span><text:span text:style-name="T11">LRV</text:span><text:span text:style-name="T10">,)</text:span><text:span text:style-name="T12"> </text:span><text:span text:style-name="T12"><text:line-break/></text:span><text:span text:style-name="T12">Energy at which each LRV is comput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1cm 18.06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1" draw:id="id11">
          <draw:custom-shape draw:style-name="gr2" draw:text-style-name="P2" draw:layer="layout" svg:width="8.225cm" svg:height="2cm" svg:x="9.513cm" svg:y="20.519cm">
            <text:p text:style-name="P1"><text:span text:style-name="T1">X+Y </text:span><text:span text:style-name="T2">flo</text:span><text:span text:style-name="T2">at </text:span><text:span text:style-name="T19">(N</text:span><text:span text:style-name="T20">LR</text:span><text:span text:style-name="T20">V</text:span><text:span text:style-name="T19">, </text:span><text:span text:style-name="T19">N</text:span><text:span text:style-name="T20">CSF</text:span><text:span text:style-name="T21">, </text:span><text:span text:style-name="T21">dim</text:span><text:span text:style-name="T19">)</text:span><text:span text:style-name="T22"> </text:span><text:span text:style-name="T22"><text:line-break/></text:span><text:span text:style-name="T22">LRV</text:span><text:span text:style-name="T22">s </text:span><text:span text:style-name="T23">X</text:span><text:span text:style-name="T24">(</text:span><text:span text:style-name="T25">ω</text:span><text:span text:style-name="T24">)</text:span><text:span text:style-name="T22">+</text:span><text:span text:style-name="T23">Y</text:span><text:span text:style-name="T24">(</text:span><text:span text:style-name="T26">ω</text:span><text:span text:style-name="T17">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1cm 20.51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2" draw:id="id12">
          <draw:custom-shape draw:style-name="gr2" draw:text-style-name="P2" draw:layer="layout" svg:width="8.225cm" svg:height="2cm" svg:x="9.513cm" svg:y="22.819cm">
            <text:p text:style-name="P5"><text:span text:style-name="T1">X-Y </text:span><text:span text:style-name="T2">float </text:span><text:span text:style-name="T19">(N</text:span><text:span text:style-name="T20">LRV</text:span><text:span text:style-name="T19">, N</text:span><text:span text:style-name="T20">CSF</text:span><text:span text:style-name="T21">, dim</text:span><text:span text:style-name="T19">)</text:span><text:span text:style-name="T22"> </text:span><text:span text:style-name="T22"><text:line-break/></text:span><text:span text:style-name="T22">LRVs </text:span><text:span text:style-name="T23">X</text:span><text:span text:style-name="T24">(</text:span><text:span text:style-name="T26">ω</text:span><text:span text:style-name="T17">)-</text:span><text:span text:style-name="T15">Y</text:span><text:span text:style-name="T17">(</text:span><text:span text:style-name="T26">ω</text:span><text:span text:style-name="T17">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1cm 22.819cm)">
            <text:p text:style-name="P1"><text:span text:style-name="T7">Dataset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6" draw:text-style-name="P4" draw:layer="layout" svg:x1="4.478cm" svg:y1="15.084cm" svg:x2="8.996cm" svg:y2="14.289cm" draw:start-shape="id5" draw:start-glue-point="2" draw:end-shape="id8" draw:end-glue-point="3" svg:d="M4478 15084v518h3674v-1313h844" svg:viewBox="0 0 4519 1314">
          <text:p/>
        </draw:connector>
        <draw:connector draw:style-name="gr6" draw:text-style-name="P4" draw:layer="layout" svg:x1="4.478cm" svg:y1="15.084cm" svg:x2="8.996cm" svg:y2="16.621cm" draw:start-shape="id5" draw:start-glue-point="2" draw:end-shape="id9" draw:end-glue-point="3" svg:d="M4478 15084v1537h4518" svg:viewBox="0 0 4519 1538">
          <text:p/>
        </draw:connector>
        <draw:connector draw:style-name="gr6" draw:text-style-name="P4" draw:layer="layout" svg:x1="4.478cm" svg:y1="15.084cm" svg:x2="8.996cm" svg:y2="19.06cm" draw:start-shape="id5" draw:start-glue-point="2" draw:end-shape="id10" draw:end-glue-point="3" svg:d="M4478 15084v3976h4518" svg:viewBox="0 0 4519 3977">
          <text:p/>
        </draw:connector>
        <draw:connector draw:style-name="gr6" draw:text-style-name="P4" draw:layer="layout" svg:x1="4.478cm" svg:y1="15.084cm" svg:x2="8.996cm" svg:y2="21.519cm" draw:start-shape="id5" draw:start-glue-point="2" draw:end-shape="id11" draw:end-glue-point="3" svg:d="M4478 15084v6435h4518" svg:viewBox="0 0 4519 6436">
          <text:p/>
        </draw:connector>
        <draw:connector draw:style-name="gr6" draw:text-style-name="P4" draw:layer="layout" svg:x1="4.478cm" svg:y1="15.084cm" svg:x2="8.996cm" svg:y2="23.819cm" draw:start-shape="id5" draw:start-glue-point="2" draw:end-shape="id12" draw:end-glue-point="3" svg:d="M4478 15084v8735h4518" svg:viewBox="0 0 4519 87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3:27:56.965025060</meta:creation-date>
    <dc:date>2024-05-03T16:40:57.356567508</dc:date>
    <meta:editing-duration>PT3H7M22S</meta:editing-duration>
    <meta:editing-cycles>19</meta:editing-cycles>
    <meta:generator>LibreOffice/7.6.5.2$Linux_X86_64 LibreOffice_project/60$Build-2</meta:generator>
    <meta:document-statistic meta:object-count="47"/>
  </office:meta>
</office:document-meta>
</file>